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middle" draw:auto-grow-height="false" fo:min-height="1.342cm" fo:min-width="2.784cm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 fo:min-height="1.344cm" fo:min-width="3.373cm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 fo:min-height="1.583cm" fo:min-width="5.933cm"/>
    </style:style>
    <style:style style:name="gr4" style:family="graphic" style:parent-style-name="standard">
      <style:graphic-properties draw:textarea-horizontal-align="justify" draw:textarea-vertical-align="middle" draw:auto-grow-height="false" fo:min-height="1.823cm" fo:min-width="4.526cm"/>
    </style:style>
    <style:style style:name="gr5" style:family="graphic" style:parent-style-name="standard">
      <style:graphic-properties draw:textarea-horizontal-align="justify" draw:textarea-vertical-align="middle" draw:auto-grow-height="false" fo:min-height="1.466cm" fo:min-width="3.697cm"/>
    </style:style>
    <style:style style:name="gr6" style:family="graphic" style:parent-style-name="standard">
      <style:graphic-properties draw:textarea-horizontal-align="justify" draw:textarea-vertical-align="middle" draw:auto-grow-height="false" fo:min-height="1.322cm" fo:min-width="4.225cm"/>
    </style:style>
    <style:style style:name="gr7" style:family="graphic" style:parent-style-name="standard">
      <style:graphic-properties draw:textarea-horizontal-align="justify" draw:textarea-vertical-align="middle" draw:auto-grow-height="false" fo:min-height="1.373cm" fo:min-width="4.26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 fo:min-height="0.837cm" fo:min-width="1.29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405cm" fo:min-width="3.875cm"/>
    </style:style>
    <style:style style:name="gr12" style:family="graphic" style:parent-style-name="standard">
      <style:graphic-properties draw:fill-color="#83caff" draw:textarea-horizontal-align="justify" draw:textarea-vertical-align="middle" draw:auto-grow-height="false" fo:min-height="0.701cm" fo:min-width="1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405cm" fo:min-width="4.168cm"/>
    </style:style>
    <style:style style:name="gr14" style:family="graphic" style:parent-style-name="standard">
      <style:graphic-properties draw:textarea-horizontal-align="justify" draw:textarea-vertical-align="middle" draw:auto-grow-height="false" fo:min-height="1.247cm" fo:min-width="3.254cm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171cm" fo:min-width="1.826cm"/>
    </style:style>
    <style:style style:name="gr16" style:family="graphic" style:parent-style-name="standard">
      <style:graphic-properties draw:fill-color="#33cc66" draw:textarea-horizontal-align="justify" draw:textarea-vertical-align="middle" draw:auto-grow-height="false" fo:min-height="1.05cm" fo:min-width="2.74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1.05cm" fo:min-width="2.74cm"/>
    </style:style>
    <style:style style:name="gr18" style:family="graphic" style:parent-style-name="standard">
      <style:graphic-properties draw:textarea-horizontal-align="justify" draw:textarea-vertical-align="middle" draw:auto-grow-height="false" fo:min-height="1.275cm" fo:min-width="3.198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94bd5e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6pt" style:font-size-complex="16pt"/>
    </style:style>
    <style:style style:name="P4" style:family="paragraph">
      <loext:graphic-properties draw:fill-color="#94bd5e"/>
      <style:paragraph-properties fo:text-align="center"/>
      <style:text-properties fo:font-size="14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d320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background-color="#ffffff"/>
    </style:style>
    <style:style style:name="P9" style:family="paragraph">
      <loext:graphic-properties draw:fill="none"/>
      <style:paragraph-properties fo:text-align="center"/>
      <style:text-properties fo:background-color="#ffffff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83caff"/>
      <style:paragraph-properties fo:text-align="center"/>
      <style:text-properties fo:font-size="12pt"/>
    </style:style>
    <style:style style:name="P12" style:family="paragraph">
      <loext:graphic-properties draw:fill-color="#33cc66"/>
      <style:paragraph-properties fo:text-align="center"/>
      <style:text-properties fo:font-size="12pt"/>
    </style:style>
    <style:style style:name="P13" style:family="paragraph">
      <loext:graphic-properties draw:fill-color="#ff0000"/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/>
      <style:text-properties fo:font-size="14pt" fo:background-color="#ffffff" style:font-size-asian="14pt" style:font-size-complex="14pt"/>
    </style:style>
    <style:style style:name="P15" style:family="paragraph">
      <style:paragraph-properties fo:text-align="center"/>
      <style:text-properties fo:font-size="14pt" fo:background-color="#ffffff" style:font-size-asian="14pt" style:font-size-complex="14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background-color="#ffffff"/>
    </style:style>
    <style:style style:name="T4" style:family="text">
      <style:text-properties fo:font-size="14pt" fo:background-color="#ffffff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42cm" svg:height="2.25cm" svg:x="8.637cm" svg:y="1.519cm">
          <text:p text:style-name="P1">Printer ready</text:p>
          <text:p text:style-name="P1">for calib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873cm" svg:height="1.594cm" svg:x="9.022cm" svg:y="4.832cm">
          <text:p text:style-name="P3"><text:span text:style-name="T1">Place test</text:span></text:p>
          <text:p text:style-name="P3"><text:span text:style-name="T1">fix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6.433cm" svg:height="1.833cm" svg:x="11.212cm" svg:y="7.901cm">
          <text:p text:style-name="P3"><text:span text:style-name="T1">Connect DFS1000</text:span></text:p>
          <text:p text:style-name="P3"><text:span text:style-name="T1">USB cable to comp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433cm" svg:height="1.833cm" svg:x="4.145cm" svg:y="7.901cm">
          <text:p text:style-name="P3"><text:span text:style-name="T1">Connect actuator </text:span></text:p>
          <text:p text:style-name="P3"><text:span text:style-name="T1">USB cable to </text:span><text:span text:style-name="T1">compu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026cm" svg:height="2.073cm" svg:x="8.255cm" svg:y="10.983cm">
          <text:p text:style-name="P1">Open test software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197cm" svg:height="1.716cm" svg:x="11.37cm" svg:y="14.215cm">
          <text:p text:style-name="P1">Connect to</text:p>
          <text:p text:style-name="P1">DFS100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725cm" svg:height="1.572cm" svg:x="5.474cm" svg:y="14.287cm">
          <text:p text:style-name="P1">Connect to</text:p>
          <text:p text:style-name="P1">actuator controller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4.761cm" svg:height="1.623cm" svg:x="12.867cm" svg:y="19.282cm">
          <text:p text:style-name="P1">Import dataset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4.761cm" svg:height="1.623cm" svg:x="5.462cm" svg:y="21.955cm">
          <text:p text:style-name="P1">Set max threshold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4.761cm" svg:height="1.623cm" svg:x="5.49cm" svg:y="24.323cm">
          <text:p text:style-name="P1">Set printer</text:p>
          <text:p text:style-name="P1">serial number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958cm" svg:y1="3.769cm" svg:x2="10.958cm" svg:y2="4.832cm" draw:start-shape="id1" draw:start-glue-point="8" draw:end-shape="id2" draw:end-glue-point="0" svg:d="M10958 3769v1063" svg:viewBox="0 0 1 1064">
          <text:p/>
        </draw:connector>
        <draw:connector draw:style-name="gr8" draw:text-style-name="P5" draw:layer="layout" draw:type="lines" svg:x1="10.958cm" svg:y1="6.426cm" svg:x2="7.361cm" svg:y2="7.901cm" draw:start-shape="id2" draw:start-glue-point="2" draw:end-shape="id3" draw:end-glue-point="0" svg:d="M10958 6426v501l-3597 472v502" svg:viewBox="0 0 3598 1476">
          <text:p/>
        </draw:connector>
        <draw:connector draw:style-name="gr8" draw:text-style-name="P5" draw:layer="layout" draw:type="lines" svg:x1="10.958cm" svg:y1="6.426cm" svg:x2="14.428cm" svg:y2="7.901cm" draw:start-shape="id2" draw:start-glue-point="2" draw:end-shape="id4" draw:end-glue-point="0" svg:d="M10958 6426v501l3470 472v502" svg:viewBox="0 0 3471 1476">
          <text:p/>
        </draw:connector>
        <draw:connector draw:style-name="gr8" draw:text-style-name="P5" draw:layer="layout" draw:type="lines" svg:x1="14.428cm" svg:y1="9.734cm" svg:x2="10.768cm" svg:y2="10.983cm" draw:start-shape="id4" draw:start-glue-point="2" draw:end-shape="id5" draw:end-glue-point="0" svg:d="M14428 9734v500l-3660 247v502" svg:viewBox="0 0 3661 1250">
          <text:p/>
        </draw:connector>
        <draw:connector draw:style-name="gr8" draw:text-style-name="P5" draw:layer="layout" draw:type="lines" svg:x1="7.361cm" svg:y1="9.734cm" svg:x2="10.768cm" svg:y2="10.983cm" draw:start-shape="id3" draw:start-glue-point="2" draw:end-shape="id5" draw:end-glue-point="0" svg:d="M7361 9734v500l3407 247v502" svg:viewBox="0 0 3408 1250">
          <text:p/>
        </draw:connector>
        <draw:connector draw:style-name="gr8" draw:text-style-name="P5" draw:layer="layout" draw:type="lines" svg:x1="10.768cm" svg:y1="13.056cm" svg:x2="7.836cm" svg:y2="14.287cm" draw:start-shape="id5" draw:start-glue-point="2" draw:end-shape="id6" draw:end-glue-point="0" svg:d="M10768 13056v500l-2932 230v501" svg:viewBox="0 0 2933 1232">
          <text:p/>
        </draw:connector>
        <draw:connector draw:style-name="gr8" draw:text-style-name="P5" draw:layer="layout" draw:type="lines" svg:x1="10.768cm" svg:y1="13.056cm" svg:x2="13.468cm" svg:y2="14.215cm" draw:start-shape="id5" draw:start-glue-point="2" draw:end-shape="id7" draw:end-glue-point="0" svg:d="M10768 13056v500l2700 158v501" svg:viewBox="0 0 2701 1160">
          <text:p/>
        </draw:connector>
        <draw:connector draw:style-name="gr8" draw:text-style-name="P5" draw:layer="layout" draw:type="lines" svg:x1="7.842cm" svg:y1="23.578cm" svg:x2="7.87cm" svg:y2="24.323cm" draw:start-shape="id8" draw:start-glue-point="2" draw:end-shape="id9" draw:end-glue-point="0" svg:d="M7842 23578v500l28-257v502" svg:viewBox="0 0 29 746">
          <text:p/>
        </draw:connector>
        <draw:custom-shape draw:style-name="gr9" draw:text-style-name="P7" xml:id="id10" draw:id="id10" draw:layer="layout" svg:width="3.593cm" svg:height="2.173cm" svg:x="7.963cm" svg:y="17.178cm">
          <text:p text:style-name="P6"><text:span text:style-name="T2">Existing</text:span></text:p>
          <text:p text:style-name="P6"><text:span text:style-name="T2">Datas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draw:type="lines" svg:x1="11.556cm" svg:y1="18.265cm" svg:x2="15.247cm" svg:y2="19.282cm" draw:start-shape="id10" draw:start-glue-point="7" draw:end-shape="id11" draw:end-glue-point="0" svg:d="M11556 18265h501l3190 515v502" svg:viewBox="0 0 3692 1018">
          <text:p text:style-name="P8"><text:span text:style-name="T3">Yes</text:span></text:p>
        </draw:connector>
        <draw:connector draw:style-name="gr10" draw:text-style-name="P9" draw:layer="layout" draw:type="lines" svg:x1="7.963cm" svg:y1="18.265cm" svg:x2="7.842cm" svg:y2="21.955cm" draw:start-shape="id10" draw:start-glue-point="5" draw:end-shape="id8" draw:end-glue-point="0" svg:d="M7963 18265h-502l381 3188v502" svg:viewBox="0 0 503 3691">
          <text:p text:style-name="P8"><text:span text:style-name="T3">No</text:span></text:p>
        </draw:connector>
        <draw:connector draw:style-name="gr8" draw:text-style-name="P5" draw:layer="layout" draw:type="lines" svg:x1="15.247cm" svg:y1="20.905cm" svg:x2="7.842cm" svg:y2="21.955cm" draw:start-shape="id11" draw:start-glue-point="2" draw:end-shape="id8" draw:end-glue-point="0" svg:d="M15247 20905v500l-7405 48v502" svg:viewBox="0 0 7406 1051">
          <text:p/>
        </draw:connector>
        <draw:connector draw:style-name="gr8" draw:text-style-name="P5" draw:layer="layout" draw:type="lines" svg:x1="13.468cm" svg:y1="15.931cm" svg:x2="9.76cm" svg:y2="17.178cm" draw:start-shape="id7" draw:start-glue-point="2" draw:end-shape="id10" draw:end-glue-point="4" svg:d="M13468 15931v501l-3708 244v502" svg:viewBox="0 0 3709 1248">
          <text:p/>
        </draw:connector>
        <draw:connector draw:style-name="gr8" draw:text-style-name="P5" draw:layer="layout" draw:type="lines" svg:x1="7.836cm" svg:y1="15.859cm" svg:x2="9.76cm" svg:y2="17.178cm" draw:start-shape="id6" draw:start-glue-point="2" draw:end-shape="id10" draw:end-glue-point="4" svg:d="M7836 15859v501l1924 316v502" svg:viewBox="0 0 1925 1320">
          <text:p/>
        </draw:connector>
        <draw:connector draw:style-name="gr8" draw:text-style-name="P5" draw:layer="layout" draw:type="line" svg:x1="7.87cm" svg:y1="25.946cm" svg:x2="7.854cm" svg:y2="27.433cm" draw:start-shape="id9" draw:start-glue-point="2" svg:d="M7870 25946l-16 1487" svg:viewBox="0 0 17 1488">
          <text:p/>
        </draw:connector>
      </draw:page>
      <draw:page draw:name="page2" draw:style-name="dp1" draw:master-page-name="Default">
        <draw:custom-shape draw:style-name="gr11" draw:text-style-name="P10" xml:id="id16" draw:id="id16" draw:layer="layout" svg:width="4.375cm" svg:height="1.655cm" svg:x="8.656cm" svg:y="4.479cm">
          <text:p text:style-name="P10">Confirm 0.00</text:p>
          <text:p text:style-name="P10">reading on guage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7" draw:id="id17" draw:layer="layout" svg:width="4.375cm" svg:height="1.655cm" svg:x="8.656cm" svg:y="7.109cm">
          <text:p text:style-name="P10">Begin capturing</text:p>
          <text:p text:style-name="P10">gauge readings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5" draw:id="id15" draw:layer="layout" svg:width="3.314cm" svg:height="1.345cm" svg:x="9.186cm" svg:y="2.004cm">
          <text:p text:style-name="P10">Start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18" draw:id="id18" draw:layer="layout" svg:width="4.668cm" svg:height="1.655cm" svg:x="8.509cm" svg:y="9.738cm">
          <text:p text:style-name="P10">Run and complete</text:p>
          <text:p text:style-name="P10">actuation motion gcode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9" draw:id="id19" draw:layer="layout" svg:width="4.375cm" svg:height="1.655cm" svg:x="8.656cm" svg:y="12.368cm">
          <text:p text:style-name="P10">Stop capturing</text:p>
          <text:p text:style-name="P10">gauge readings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0" draw:id="id20" draw:layer="layout" svg:width="4.375cm" svg:height="1.655cm" svg:x="13.942cm" svg:y="16.605cm">
          <text:p text:style-name="P10">Trim 0.00 readings</text:p>
          <text:p text:style-name="P10">at ends of data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2" draw:id="id22" draw:layer="layout" svg:width="3.754cm" svg:height="1.497cm" svg:x="11.977cm" svg:y="22.622cm">
          <text:p text:style-name="P10">Save data to new</text:p>
          <text:p text:style-name="P10">data set file</text:p>
          <draw:enhanced-geometry svg:viewBox="0 0 21600 21600" draw:type="rectangle" draw:enhanced-path="M 0 0 L 21600 0 21600 21600 0 21600 0 0 Z N"/>
        </draw:custom-shape>
        <draw:custom-shape draw:style-name="gr15" draw:text-style-name="P7" xml:id="id12" draw:id="id12" draw:layer="layout" svg:width="4.651cm" svg:height="2.841cm" svg:x="3.745cm" svg:y="16.572cm">
          <text:p text:style-name="P6"><text:span text:style-name="T2">Data set within</text:span></text:p>
          <text:p text:style-name="P6"><text:span text:style-name="T2">max threshol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2" xml:id="id14" draw:id="id14" draw:layer="layout" svg:width="3.24cm" svg:height="1.3cm" svg:x="1.992cm" svg:y="21.204cm">
          <text:p text:style-name="P10">Pass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3" draw:id="id13" draw:layer="layout" svg:width="3.24cm" svg:height="1.3cm" svg:x="6.822cm" svg:y="21.204cm">
          <text:p text:style-name="P10">Fail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draw:type="lines" svg:x1="6.07cm" svg:y1="19.413cm" svg:x2="8.442cm" svg:y2="21.204cm" draw:start-shape="id12" draw:end-shape="id13" draw:end-glue-point="0" svg:d="M6070 19413v501l2372 789v501" svg:viewBox="0 0 2373 1792">
          <text:p text:style-name="P8"><text:span text:style-name="T4">No</text:span></text:p>
        </draw:connector>
        <draw:connector draw:style-name="gr10" draw:text-style-name="P14" draw:layer="layout" draw:type="lines" svg:x1="6.071cm" svg:y1="19.413cm" svg:x2="3.612cm" svg:y2="21.204cm" draw:start-shape="id12" draw:start-glue-point="6" draw:end-shape="id14" draw:end-glue-point="0" svg:d="M6071 19413v501l-2459 789v501" svg:viewBox="0 0 2460 1792">
          <text:p text:style-name="P15"><text:span text:style-name="T4">Yes</text:span></text:p>
        </draw:connector>
        <draw:connector draw:style-name="gr8" draw:text-style-name="P5" draw:layer="layout" draw:type="line" svg:x1="10.843cm" svg:y1="3.349cm" svg:x2="10.843cm" svg:y2="4.479cm" draw:start-shape="id15" draw:start-glue-point="8" draw:end-shape="id16" draw:end-glue-point="0" svg:d="M10843 3349v1130" svg:viewBox="0 0 1 1131">
          <text:p/>
        </draw:connector>
        <draw:connector draw:style-name="gr8" draw:text-style-name="P5" draw:layer="layout" draw:type="line" svg:x1="10.843cm" svg:y1="6.134cm" svg:x2="10.843cm" svg:y2="7.109cm" draw:start-shape="id16" draw:start-glue-point="2" draw:end-shape="id17" draw:end-glue-point="0" svg:d="M10843 6134v975" svg:viewBox="0 0 1 976">
          <text:p/>
        </draw:connector>
        <draw:connector draw:style-name="gr8" draw:text-style-name="P5" draw:layer="layout" draw:type="line" svg:x1="10.843cm" svg:y1="8.764cm" svg:x2="10.843cm" svg:y2="9.738cm" draw:start-shape="id17" draw:start-glue-point="2" draw:end-shape="id18" draw:end-glue-point="0" svg:d="M10843 8764v974" svg:viewBox="0 0 1 975">
          <text:p/>
        </draw:connector>
        <draw:connector draw:style-name="gr8" draw:text-style-name="P5" draw:layer="layout" draw:type="line" svg:x1="10.843cm" svg:y1="11.393cm" svg:x2="10.843cm" svg:y2="12.368cm" draw:start-shape="id18" draw:start-glue-point="2" draw:end-shape="id19" draw:end-glue-point="0" svg:d="M10843 11393v975" svg:viewBox="0 0 1 976">
          <text:p/>
        </draw:connector>
        <draw:connector draw:style-name="gr8" draw:text-style-name="P5" draw:layer="layout" draw:type="lines" svg:x1="10.843cm" svg:y1="14.023cm" svg:x2="6.071cm" svg:y2="16.572cm" draw:start-shape="id19" draw:start-glue-point="2" draw:end-shape="id12" draw:end-glue-point="4" svg:d="M10843 14023v500l-4772 1547v502" svg:viewBox="0 0 4773 2550">
          <text:p/>
        </draw:connector>
        <draw:connector draw:style-name="gr8" draw:text-style-name="P5" draw:layer="layout" draw:type="lines" svg:x1="10.843cm" svg:y1="14.023cm" svg:x2="16.129cm" svg:y2="16.605cm" draw:start-shape="id19" draw:start-glue-point="2" draw:end-shape="id20" draw:end-glue-point="0" svg:d="M10843 14023v500l5286 1580v502" svg:viewBox="0 0 5287 2583">
          <text:p/>
        </draw:connector>
        <draw:custom-shape draw:style-name="gr9" draw:text-style-name="P7" xml:id="id21" draw:id="id21" draw:layer="layout" svg:width="3.593cm" svg:height="2.173cm" svg:x="14.341cm" svg:y="19.178cm">
          <text:p text:style-name="P6"><text:span text:style-name="T2">Imported</text:span></text:p>
          <text:p text:style-name="P6"><text:span text:style-name="T2">data s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line" svg:x1="16.129cm" svg:y1="18.26cm" svg:x2="16.138cm" svg:y2="19.178cm" draw:start-shape="id20" draw:start-glue-point="2" draw:end-shape="id21" draw:end-glue-point="4" svg:d="M16129 18260l9 918" svg:viewBox="0 0 10 919">
          <text:p/>
        </draw:connector>
        <draw:custom-shape draw:style-name="gr18" draw:text-style-name="P10" xml:id="id23" draw:id="id23" draw:layer="layout" svg:width="3.698cm" svg:height="1.525cm" svg:x="16.615cm" svg:y="22.65cm">
          <text:p text:style-name="P10">Save data to</text:p>
          <text:p text:style-name="P10">existing data set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draw:type="lines" svg:x1="16.138cm" svg:y1="21.351cm" svg:x2="13.854cm" svg:y2="22.622cm" draw:start-shape="id21" draw:start-glue-point="6" draw:end-shape="id22" draw:end-glue-point="0" svg:d="M16138 21351v501l-2284 268v502" svg:viewBox="0 0 2285 1272">
          <text:p text:style-name="P15"><text:span text:style-name="T4">No</text:span></text:p>
        </draw:connector>
        <draw:connector draw:style-name="gr10" draw:text-style-name="P14" draw:layer="layout" draw:type="lines" svg:x1="16.138cm" svg:y1="21.351cm" svg:x2="18.464cm" svg:y2="22.65cm" draw:start-shape="id21" draw:start-glue-point="6" draw:end-shape="id23" draw:end-glue-point="0" svg:d="M16138 21351v501l2326 296v502" svg:viewBox="0 0 2327 1300">
          <text:p text:style-name="P15"><text:span text:style-name="T4">Y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</meta:initial-creator>
    <meta:creation-date>2019-09-10T07:20:53.284357771</meta:creation-date>
    <dc:date>2019-09-10T08:29:56.528591588</dc:date>
    <dc:creator>aleph </dc:creator>
    <meta:editing-duration>PT37M27S</meta:editing-duration>
    <meta:editing-cycles>2</meta:editing-cycles>
    <meta:generator>LibreOffice/6.1.5.2$Linux_X86_64 LibreOffice_project/10$Build-2</meta:generator>
    <meta:document-statistic meta:object-count="48"/>
  </office:meta>
</office:document-meta>
</file>